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ira Code" svg:font-family="'Fira Code'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break-before="page"/>
      <style:text-properties officeooo:rsid="0009c9fb" officeooo:paragraph-rsid="0009c9fb"/>
    </style:style>
    <style:style style:name="P2" style:family="paragraph" style:parent-style-name="Heading_20_1">
      <style:paragraph-properties fo:break-before="page"/>
      <style:text-properties officeooo:rsid="000ab6ce" officeooo:paragraph-rsid="000ab6ce"/>
    </style:style>
    <style:style style:name="P3" style:family="paragraph" style:parent-style-name="Heading_20_3">
      <style:text-properties officeooo:rsid="0009c9fb" officeooo:paragraph-rsid="0009c9fb"/>
    </style:style>
    <style:style style:name="P4" style:family="paragraph" style:parent-style-name="Subtitle">
      <style:text-properties officeooo:rsid="0009c9fb" officeooo:paragraph-rsid="0009c9fb"/>
    </style:style>
    <style:style style:name="P5" style:family="paragraph" style:parent-style-name="Text_20_body">
      <style:text-properties officeooo:rsid="0009c9fb" officeooo:paragraph-rsid="0009c9fb"/>
    </style:style>
    <style:style style:name="P6" style:family="paragraph" style:parent-style-name="Text_20_body" style:list-style-name="L1">
      <style:text-properties style:font-name="Liberation Sans" fo:font-weight="bold" officeooo:rsid="0009c9fb" officeooo:paragraph-rsid="0009c9fb" style:font-weight-asian="bold" style:font-weight-complex="bold"/>
    </style:style>
    <style:style style:name="P7" style:family="paragraph" style:parent-style-name="Text_20_body">
      <style:text-properties officeooo:rsid="000ab6ce" officeooo:paragraph-rsid="000ab6ce"/>
    </style:style>
    <style:style style:name="P8" style:family="paragraph" style:parent-style-name="Text_20_body" style:list-style-name="L2">
      <style:text-properties officeooo:rsid="000ab6ce" officeooo:paragraph-rsid="000ab6ce"/>
    </style:style>
    <style:style style:name="P9" style:family="paragraph" style:parent-style-name="Title">
      <style:text-properties officeooo:rsid="0009c9fb" officeooo:paragraph-rsid="0009c9fb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style:font-name="Liberation Sans"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text-position="super 58%" style:font-name="Liberation Sans"/>
    </style:style>
    <style:style style:name="T6" style:family="text">
      <style:text-properties style:text-position="super 58%" style:font-name="Liberation Sans"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style:text-position="0% 100%" style:font-name="Liberation Sans"/>
    </style:style>
    <style:style style:name="T8" style:family="text">
      <style:text-properties style:text-position="0% 100%" style:font-name="Liberation Sans" fo:font-style="normal" fo:font-weight="normal" style:font-style-asian="normal" style:font-weight-asian="normal" style:font-style-complex="normal" style:font-weight-complex="normal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ApeDB Definitions Sheet</text:p>
      <text:p text:style-name="P4">For version 0.1.0</text:p>
      <text:p text:style-name="P5"/>
      <text:h text:style-name="P1" text:outline-level="1">Types</text:h>
      <text:p text:style-name="P5"><text:tab/><text:span text:style-name="T1">ApeDB, being a database, must be able to store many types of data such as numbers, text, raw files, and etc. </text:span><text:span text:style-name="T2">Types</text:span><text:span text:style-name="T3"> tell ApeDB how to handle and process stored data, and can describe lengths of data up to 2</text:span><text:span text:style-name="T6">64</text:span><text:span text:style-name="T8">-1 bytes long.</text:span></text:p>
      <text:h text:style-name="P3" text:outline-level="3">All the types in ApeDB include:</text:h>
      <text:list xml:id="list1369545370" text:style-name="L1">
        <text:list-item>
          <text:p text:style-name="P6">S -<text:span text:style-name="T4"> Short for string, can be any length of utf-8 text</text:span></text:p>
        </text:list-item>
      </text:list>
      <text:h text:style-name="P2" text:outline-level="1">Fields</text:h>
      <text:p text:style-name="P7"><text:tab/><text:span text:style-name="T1">Fields are named pieces of data, and can be found in either SuperStructs or Structs. They consist of an id and a typed value, and are laid out on disk as such:</text:span></text:p>
      <text:list xml:id="list2289627473" text:style-name="L2">
        <text:list-item>
          <text:p text:style-name="P8"><text:span text:style-name="T1">Value Type(1 byte): a unicode character representing the type of the value</text:span></text:p>
        </text:list-item>
        <text:list-item>
          <text:p text:style-name="P8"><text:span text:style-name="T1">ID Length(1 byte): the length of the ID</text:span></text:p>
        </text:list-item>
        <text:list-item>
          <text:p text:style-name="P8"><text:span text:style-name="T1">ID (0-255 bytes): a unicode string with length specified by the ID length above, can range from 0-255 bytes in size</text:span></text:p>
        </text:list-item>
        <text:list-item>
          <text:p text:style-name="P8"><text:span text:style-name="T1">Value Length(8 bytes, 64 bits): the length of the value</text:span></text:p>
        </text:list-item>
        <text:list-item>
          <text:p text:style-name="P8"><text:span text:style-name="T1">Value(0-(2</text:span><text:span text:style-name="T5">64</text:span><text:span text:style-name="T7">-1) bytes): the value of the field, of type specified by the value type and length specified by the value length. Can range from 0-(2</text:span><text:span text:style-name="T5">64</text:span><text:span text:style-name="T7">-1) bytes in length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ira Code" svg:font-family="'Fira Code'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2T16:15:25.887181761</meta:creation-date>
    <dc:date>2022-03-22T16:41:05.708866323</dc:date>
    <meta:editing-duration>PT14M39S</meta:editing-duration>
    <meta:editing-cycles>1</meta:editing-cycles>
    <meta:document-statistic meta:table-count="0" meta:image-count="0" meta:object-count="0" meta:page-count="3" meta:paragraph-count="13" meta:word-count="185" meta:character-count="977" meta:non-whitespace-character-count="809"/>
    <meta:generator>LibreOffice/7.3.1.3$Linux_X86_64 LibreOffice_project/30$Build-3</meta:generator>
  </office:meta>
</office:document-meta>
</file>